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29pt"/>
    </style:style>
    <style:style style:name="co2" style:family="table-column">
      <style:table-column-properties fo:break-before="auto" style:column-width="116.79pt"/>
    </style:style>
    <style:style style:name="co3" style:family="table-column">
      <style:table-column-properties fo:break-before="auto" style:column-width="288.96pt"/>
    </style:style>
    <style:style style:name="co4" style:family="table-column">
      <style:table-column-properties fo:break-before="auto" style:column-width="29.54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31.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alimentator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Ref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PR</text:p>
          </table:table-cell>
          <table:table-cell office:value-type="string" calcext:value-type="string">
            <text:p>SPN</text:p>
          </table:table-cell>
        </table:table-row>
        <table:table-row table:style-name="ro1">
          <table:table-cell office:value-type="string" calcext:value-type="string">
            <text:p>C14;C12;C13</text:p>
          </table:table-cell>
          <table:table-cell office:value-type="string" calcext:value-type="string">
            <text:p>.33u</text:p>
          </table:table-cell>
          <table:table-cell office:value-type="string" calcext:value-type="string">
            <text:p>Capacitors_ThroughHole:C_Disc_D3_P2.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s_ThroughHole:C_Disc_D3_P2.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80p</text:p>
          </table:table-cell>
          <table:table-cell office:value-type="string" calcext:value-type="string">
            <text:p>Capacitors_ThroughHole:C_Disc_D3_P2.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acitors_ThroughHole:C_Disc_D3_P2.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200p</text:p>
          </table:table-cell>
          <table:table-cell office:value-type="string" calcext:value-type="string">
            <text:p>Capacitors_ThroughHole:C_Disc_D3_P2.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6.8u</text:p>
          </table:table-cell>
          <table:table-cell office:value-type="string" calcext:value-type="string">
            <text:p>Capacitors_ThroughHole:C_Disc_D3_P2.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0u</text:p>
          </table:table-cell>
          <table:table-cell office:value-type="string" calcext:value-type="string">
            <text:p>Capacitors_ThroughHole:C_Radial_D14_L31.5_P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Capacitors_ThroughHole:C_Radial_D14_L31.5_P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8;C7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Capacitors_ThroughHole:C_Radial_D7.5_L11.2_P2.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1;C10;C16;C17;C9;C15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Capacitors_ThroughHole:C_Radial_D8_L21_P3.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;D3;D2;D6;D8;D4;D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roughHole:Diode_DO-41_SOD81_Vertical_AnodeUp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D_Small</text:p>
          </table:table-cell>
          <table:table-cell office:value-type="string" calcext:value-type="string">
            <text:p>Diodes_ThroughHole:Diode_DO-41_SOD81_Vertical_AnodeU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M393</text:p>
          </table:table-cell>
          <table:table-cell office:value-type="string" calcext:value-type="string">
            <text:p>Housings_DIP:DIP-8_W7.62mm_LongPad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;U2;U4</text:p>
          </table:table-cell>
          <table:table-cell office:value-type="string" calcext:value-type="string">
            <text:p>LM741</text:p>
          </table:table-cell>
          <table:table-cell office:value-type="string" calcext:value-type="string">
            <text:p>Housings_DIP:DIP-8_W7.62mm_LongPad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8;P9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Pin_Headers:Pin_Header_Straight_1x0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Pin_Headers:Pin_Header_Straight_1x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TP2</text:p>
          </table:table-cell>
          <table:table-cell office:value-type="string" calcext:value-type="string">
            <text:p>Pin_Headers:Pin_Header_Straight_1x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TP3</text:p>
          </table:table-cell>
          <table:table-cell office:value-type="string" calcext:value-type="string">
            <text:p>Pin_Headers:Pin_Header_Straight_1x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TP5</text:p>
          </table:table-cell>
          <table:table-cell office:value-type="string" calcext:value-type="string">
            <text:p>Pin_Headers:Pin_Header_Straight_1x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TP6</text:p>
          </table:table-cell>
          <table:table-cell office:value-type="string" calcext:value-type="string">
            <text:p>Pin_Headers:Pin_Header_Straight_1x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TP7</text:p>
          </table:table-cell>
          <table:table-cell office:value-type="string" calcext:value-type="string">
            <text:p>Pin_Headers:Pin_Header_Straight_1x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;P7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s:Pin_Header_Straight_1x0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s:Pin_Header_Straight_1x0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V1;RV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s:Potentiometer_Trimmer-Piher-PT15-h5_vertica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V3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Potentiometers:Potentiometer_Trimmer-Piher-PT15-h5_vertic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LM7805CT</text:p>
          </table:table-cell>
          <table:table-cell office:value-type="string" calcext:value-type="string">
            <text:p>Power_Integrations:TO-2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LM7812CT</text:p>
          </table:table-cell>
          <table:table-cell office:value-type="string" calcext:value-type="string">
            <text:p>Power_Integrations:TO-2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LM7912CT</text:p>
          </table:table-cell>
          <table:table-cell office:value-type="string" calcext:value-type="string">
            <text:p>Power_Integrations:TO-2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9;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1210_HandSolderin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;R7;R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ThroughHole:Resistor_Horizontal_RM10mm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Resistors_ThroughHole:Resistor_Horizontal_RM10m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ThroughHole:Resistor_Horizontal_RM10m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ThroughHole:Resistor_Horizontal_RM10m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0;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roughHole:Resistor_Horizontal_RM10mm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;R13;R2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roughHole:Resistor_Horizontal_RM10mm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Resistors_ThroughHole:Resistor_Horizontal_RM10m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M5</text:p>
          </table:table-cell>
          <table:table-cell office:value-type="string" calcext:value-type="string">
            <text:p>Resistors_ThroughHole:Resistor_Horizontal_RM10m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;R10</text:p>
          </table:table-cell>
          <table:table-cell office:value-type="string" calcext:value-type="string">
            <text:p>2,5K</text:p>
          </table:table-cell>
          <table:table-cell office:value-type="string" calcext:value-type="string">
            <text:p>Resistors_ThroughHole:Resistor_Horizontal_RM10mm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Resistors_ThroughHole:Resistor_Horizontal_RM10m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s_ThroughHole:Resistor_Horizontal_RM10m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esistors_ThroughHole:Resistor_Horizontal_RM10m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,64K</text:p>
          </table:table-cell>
          <table:table-cell office:value-type="string" calcext:value-type="string">
            <text:p>Resistors_ThroughHole:Resistor_Horizontal_RM10m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sistors_ThroughHole:Resistor_Horizontal_RM10m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ThroughHole:Resistor_Horizontal_RM10m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Resistors_ThroughHole:Resistor_Horizontal_RM10m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esistors_ThroughHole:Resistor_Horizontal_RM10m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6,81K</text:p>
          </table:table-cell>
          <table:table-cell office:value-type="string" calcext:value-type="string">
            <text:p>Resistors_ThroughHole:Resistor_Horizontal_RM10m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900K</text:p>
          </table:table-cell>
          <table:table-cell office:value-type="string" calcext:value-type="string">
            <text:p>Resistors_ThroughHole:Resistor_Horizontal_RM10m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esistors_ThroughHole:Resistor_Horizontal_RM10m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ThroughHole:Resistor_Horizontal_RM10m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ThroughHole:Resistor_Horizontal_RM7m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_NMOS_GDS</text:p>
          </table:table-cell>
          <table:table-cell office:value-type="string" calcext:value-type="string">
            <text:p>TO_SOT_Packages_THT:TO-220_Neutral123_Vertical_LargePad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Q_PNP_EBC</text:p>
          </table:table-cell>
          <table:table-cell office:value-type="string" calcext:value-type="string">
            <text:p>TO_SOT_Packages_THT:TO-92_Rugge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LOAD_POWER_01X02</text:p>
          </table:table-cell>
          <table:table-cell office:value-type="string" calcext:value-type="string">
            <text:p>w_conn_screw:mors_2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w_conn_screw:mors_3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LOGIC_POWER_01X03</text:p>
          </table:table-cell>
          <table:table-cell office:value-type="string" calcext:value-type="string">
            <text:p>w_conn_screw:mors_3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51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2T12:19:56.682025493</dc:date>
    <meta:editing-duration>PT20M22S</meta:editing-duration>
    <meta:editing-cycles>2</meta:editing-cycles>
    <meta:generator>LibreOffice/5.2.2.2$Linux_X86_64 LibreOffice_project/20m0$Build-2</meta:generator>
    <meta:document-statistic meta:table-count="1" meta:cell-count="236" meta:object-count="0"/>
  </office:meta>
</office:document-meta>
</file>